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0.18mm" svg:height="119.91mm" svg:x="94.28mm" svg:y="9.03mm">
            <loext:p draw:notify-on-update-of-ranges="Sheet1.A1:Sheet1.A31 Sheet1.C1:Sheet1.C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alavras Unicas</text:p>
          </table:table-cell>
          <table:table-cell office:value-type="string" calcext:value-type="string">
            <text:p>T(N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2" calcext:value-type="float">
            <text:p>112</text:p>
          </table:table-cell>
          <table:table-cell office:value-type="float" office:value="0.000712" calcext:value-type="float">
            <text:p>0,000712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2278" calcext:value-type="float">
            <text:p>2278</text:p>
          </table:table-cell>
          <table:table-cell office:value-type="float" office:value="0.0157" calcext:value-type="float">
            <text:p>0,0157</text:p>
          </table:table-cell>
        </table:table-row>
        <table:table-row table:style-name="ro1">
          <table:table-cell office:value-type="float" office:value="64107" calcext:value-type="float">
            <text:p>64107</text:p>
          </table:table-cell>
          <table:table-cell office:value-type="float" office:value="9720" calcext:value-type="float">
            <text:p>9720</text:p>
          </table:table-cell>
          <table:table-cell office:value-type="float" office:value="0.0895" calcext:value-type="float">
            <text:p>0,0895</text:p>
          </table:table-cell>
        </table:table-row>
        <table:table-row table:style-name="ro1">
          <table:table-cell office:value-type="float" office:value="177081" calcext:value-type="float">
            <text:p>177081</text:p>
          </table:table-cell>
          <table:table-cell office:value-type="float" office:value="19594" calcext:value-type="float">
            <text:p>19594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317488" calcext:value-type="float">
            <text:p>317488</text:p>
          </table:table-cell>
          <table:table-cell office:value-type="float" office:value="28293" calcext:value-type="float">
            <text:p>28293</text:p>
          </table:table-cell>
          <table:table-cell office:value-type="float" office:value="0.295" calcext:value-type="float">
            <text:p>0,295</text:p>
          </table:table-cell>
        </table:table-row>
        <table:table-row table:style-name="ro1">
          <table:table-cell office:value-type="float" office:value="324149" calcext:value-type="float">
            <text:p>324149</text:p>
          </table:table-cell>
          <table:table-cell office:value-type="float" office:value="28825" calcext:value-type="float">
            <text:p>28825</text:p>
          </table:table-cell>
          <table:table-cell office:value-type="float" office:value="0.2748" calcext:value-type="float">
            <text:p>0,2748</text:p>
          </table:table-cell>
        </table:table-row>
        <table:table-row table:style-name="ro1">
          <table:table-cell office:value-type="float" office:value="482588" calcext:value-type="float">
            <text:p>482588</text:p>
          </table:table-cell>
          <table:table-cell office:value-type="float" office:value="32748" calcext:value-type="float">
            <text:p>32748</text:p>
          </table:table-cell>
          <table:table-cell office:value-type="float" office:value="0.439" calcext:value-type="float">
            <text:p>0,439</text:p>
          </table:table-cell>
        </table:table-row>
        <table:table-row table:style-name="ro1">
          <table:table-cell office:value-type="float" office:value="500074" calcext:value-type="float">
            <text:p>500074</text:p>
          </table:table-cell>
          <table:table-cell office:value-type="float" office:value="32962" calcext:value-type="float">
            <text:p>32962</text:p>
          </table:table-cell>
          <table:table-cell office:value-type="float" office:value="0.4155" calcext:value-type="float">
            <text:p>0,4155</text:p>
          </table:table-cell>
        </table:table-row>
        <table:table-row table:style-name="ro1">
          <table:table-cell office:value-type="float" office:value="518354" calcext:value-type="float">
            <text:p>518354</text:p>
          </table:table-cell>
          <table:table-cell office:value-type="float" office:value="33792" calcext:value-type="float">
            <text:p>33792</text:p>
          </table:table-cell>
          <table:table-cell office:value-type="float" office:value="0.447" calcext:value-type="float">
            <text:p>0,447</text:p>
          </table:table-cell>
        </table:table-row>
        <table:table-row table:style-name="ro1">
          <table:table-cell office:value-type="float" office:value="537154" calcext:value-type="float">
            <text:p>537154</text:p>
          </table:table-cell>
          <table:table-cell office:value-type="float" office:value="34799" calcext:value-type="float">
            <text:p>34799</text:p>
          </table:table-cell>
          <table:table-cell office:value-type="float" office:value="0.478" calcext:value-type="float">
            <text:p>0,478</text:p>
          </table:table-cell>
        </table:table-row>
        <table:table-row table:style-name="ro1">
          <table:table-cell office:value-type="float" office:value="553733" calcext:value-type="float">
            <text:p>553733</text:p>
          </table:table-cell>
          <table:table-cell office:value-type="float" office:value="35554" calcext:value-type="float">
            <text:p>35554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578087" calcext:value-type="float">
            <text:p>578087</text:p>
          </table:table-cell>
          <table:table-cell office:value-type="float" office:value="36599" calcext:value-type="float">
            <text:p>36599</text:p>
          </table:table-cell>
          <table:table-cell office:value-type="float" office:value="0.514" calcext:value-type="float">
            <text:p>0,514</text:p>
          </table:table-cell>
        </table:table-row>
        <table:table-row table:style-name="ro1">
          <table:table-cell office:value-type="float" office:value="623075" calcext:value-type="float">
            <text:p>623075</text:p>
          </table:table-cell>
          <table:table-cell office:value-type="float" office:value="38122" calcext:value-type="float">
            <text:p>38122</text:p>
          </table:table-cell>
          <table:table-cell office:value-type="float" office:value="0.511" calcext:value-type="float">
            <text:p>0,511</text:p>
          </table:table-cell>
        </table:table-row>
        <table:table-row table:style-name="ro1">
          <table:table-cell office:value-type="float" office:value="640545" calcext:value-type="float">
            <text:p>640545</text:p>
          </table:table-cell>
          <table:table-cell office:value-type="float" office:value="39252" calcext:value-type="float">
            <text:p>39252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657821" calcext:value-type="float">
            <text:p>657821</text:p>
          </table:table-cell>
          <table:table-cell office:value-type="float" office:value="40325" calcext:value-type="float">
            <text:p>40325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773322" calcext:value-type="float">
            <text:p>773322</text:p>
          </table:table-cell>
          <table:table-cell office:value-type="float" office:value="42746" calcext:value-type="float">
            <text:p>42746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854020" calcext:value-type="float">
            <text:p>854020</text:p>
          </table:table-cell>
          <table:table-cell office:value-type="float" office:value="45154" calcext:value-type="float">
            <text:p>45154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952593" calcext:value-type="float">
            <text:p>952593</text:p>
          </table:table-cell>
          <table:table-cell office:value-type="float" office:value="47483" calcext:value-type="float">
            <text:p>47483</text:p>
          </table:table-cell>
          <table:table-cell office:value-type="float" office:value="0.806" calcext:value-type="float">
            <text:p>0,806</text:p>
          </table:table-cell>
        </table:table-row>
        <table:table-row table:style-name="ro1">
          <table:table-cell office:value-type="float" office:value="1054320" calcext:value-type="float">
            <text:p>1054320</text:p>
          </table:table-cell>
          <table:table-cell office:value-type="float" office:value="50400" calcext:value-type="float">
            <text:p>50400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1142810" calcext:value-type="float">
            <text:p>1142810</text:p>
          </table:table-cell>
          <table:table-cell office:value-type="float" office:value="53615" calcext:value-type="float">
            <text:p>53615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1260000" calcext:value-type="float">
            <text:p>1260000</text:p>
          </table:table-cell>
          <table:table-cell office:value-type="float" office:value="56463" calcext:value-type="float">
            <text:p>56463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608943" calcext:value-type="float">
            <text:p>1608943</text:p>
          </table:table-cell>
          <table:table-cell office:value-type="float" office:value="72980" calcext:value-type="float">
            <text:p>72980</text:p>
          </table:table-cell>
          <table:table-cell office:value-type="float" office:value="1.387" calcext:value-type="float">
            <text:p>1,387</text:p>
          </table:table-cell>
        </table:table-row>
        <table:table-row table:style-name="ro1">
          <table:table-cell office:value-type="float" office:value="1703047" calcext:value-type="float">
            <text:p>1703047</text:p>
          </table:table-cell>
          <table:table-cell office:value-type="float" office:value="74908" calcext:value-type="float">
            <text:p>74908</text:p>
          </table:table-cell>
          <table:table-cell office:value-type="float" office:value="1.467" calcext:value-type="float">
            <text:p>1,467</text:p>
          </table:table-cell>
        </table:table-row>
        <table:table-row table:style-name="ro1">
          <table:table-cell office:value-type="float" office:value="1729062" calcext:value-type="float">
            <text:p>1729062</text:p>
          </table:table-cell>
          <table:table-cell office:value-type="float" office:value="76075" calcext:value-type="float">
            <text:p>76075</text:p>
          </table:table-cell>
          <table:table-cell office:value-type="float" office:value="1.478" calcext:value-type="float">
            <text:p>1,478</text:p>
          </table:table-cell>
        </table:table-row>
        <table:table-row table:style-name="ro1">
          <table:table-cell office:value-type="float" office:value="1787305" calcext:value-type="float">
            <text:p>1787305</text:p>
          </table:table-cell>
          <table:table-cell office:value-type="float" office:value="76943" calcext:value-type="float">
            <text:p>76943</text:p>
          </table:table-cell>
          <table:table-cell office:value-type="float" office:value="1.536" calcext:value-type="float">
            <text:p>1,536</text:p>
          </table:table-cell>
        </table:table-row>
        <table:table-row table:style-name="ro1">
          <table:table-cell office:value-type="float" office:value="1977274" calcext:value-type="float">
            <text:p>1977274</text:p>
          </table:table-cell>
          <table:table-cell office:value-type="float" office:value="81653" calcext:value-type="float">
            <text:p>81653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2100558" calcext:value-type="float">
            <text:p>2100558</text:p>
          </table:table-cell>
          <table:table-cell office:value-type="float" office:value="83922" calcext:value-type="float">
            <text:p>83922</text:p>
          </table:table-cell>
          <table:table-cell office:value-type="float" office:value="1.767" calcext:value-type="float">
            <text:p>1,767</text:p>
          </table:table-cell>
        </table:table-row>
        <table:table-row table:style-name="ro1">
          <table:table-cell office:value-type="float" office:value="2281664" calcext:value-type="float">
            <text:p>2281664</text:p>
          </table:table-cell>
          <table:table-cell office:value-type="float" office:value="87272" calcext:value-type="float">
            <text:p>87272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office:value-type="float" office:value="2374435" calcext:value-type="float">
            <text:p>2374435</text:p>
          </table:table-cell>
          <table:table-cell office:value-type="float" office:value="89489" calcext:value-type="float">
            <text:p>89489</text:p>
          </table:table-cell>
          <table:table-cell office:value-type="float" office:value="1.968" calcext:value-type="float">
            <text:p>1,968</text:p>
          </table:table-cell>
        </table:table-row>
        <table:table-row table:style-name="ro1">
          <table:table-cell office:value-type="float" office:value="2443674" calcext:value-type="float">
            <text:p>2443674</text:p>
          </table:table-cell>
          <table:table-cell office:value-type="float" office:value="91135" calcext:value-type="float">
            <text:p>91135</text:p>
          </table:table-cell>
          <table:table-cell office:value-type="float" office:value="2.09" calcext:value-type="float">
            <text:p>2,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22:11:26.530327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Marim</meta:initial-creator>
    <meta:creation-date>2016-01-04T15:35:22.485528510</meta:creation-date>
    <dc:date>2016-01-05T22:28:40.551672194</dc:date>
    <dc:creator>Mateus Marim</dc:creator>
    <meta:editing-duration>PT11H42M51S</meta:editing-duration>
    <meta:editing-cycles>5</meta:editing-cycles>
    <meta:generator>LibreOffice/5.0.2.2$Linux_X86_64 LibreOffice_project/00m0$Build-2</meta:generator>
    <meta:document-statistic meta:table-count="1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false" chart:data-label-symbol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cm" chart:symbol-height="0.2cm" chart:link-data-style-to-source="true" chart:data-label-number="none" chart:data-label-text="false" chart:data-label-symbol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50000" loext:regression-extrapolate-backward="200000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cm" chart:symbol-height="0.2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19cm" svg:height="11.992cm" xlink:href=".." xlink:type="simple" chart:class="chart:scatter" chart:style-name="ch1">
        <chart:legend chart:legend-position="end" svg:x="17.923cm" svg:y="5.448cm" style:legend-expansion="high" chart:style-name="ch2"/>
        <chart:plot-area chart:style-name="ch3" table:cell-range-address="Sheet1.A1:Sheet1.A31 Sheet1.C1:Sheet1.C31" svg:x="1.451cm" svg:y="0.239cm" svg:width="16.032cm" svg:height="10.533cm">
          <chartooo:coordinate-region svg:x="2.178cm" svg:y="0.438cm" svg:width="14.655cm" svg:height="9.687cm"/>
          <chart:axis chart:dimension="x" chart:name="primary-x" chart:style-name="ch4">
            <chart:title svg:x="8.378cm" svg:y="11.011cm" chart:style-name="ch5">
              <text:p>N (Elementos)</text:p>
            </chart:title>
          </chart:axis>
          <chart:axis chart:dimension="y" chart:name="primary-y" chart:style-name="ch4">
            <chart:title svg:x="0.451cm" svg:y="8.645cm" chart:style-name="ch6">
              <text:p>T(N) (Tempo de execução em função de N)</text:p>
            </chart:title>
            <chart:grid chart:style-name="ch7" chart:class="major"/>
          </chart:axis>
          <chart:series chart:style-name="ch8" chart:values-cell-range-address="Sheet1.C1:Sheet1.C31" chart:class="chart:scatter">
            <chart:domain table:cell-range-address="Sheet1.A1:Sheet1.A31"/>
            <chart:regression-curve chart:style-name="ch9">
              <chart:equation chart:display-equation="false" chart:display-r-square="true" svg:x="16.198cm" svg:y="0.47cm"/>
            </chart:regression-curve>
            <chart:data-point chart:repeated="8"/>
            <chart:data-point chart:style-name="ch10"/>
            <chart:data-point chart:repeated="6"/>
            <chart:data-point chart:style-name="ch10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31</svg:desc>
                </draw:g>
              </table:table-cell>
              <table:table-cell office:value-type="float" office:value="NaN">
                <text:p>NaN</text:p>
                <draw:g>
                  <svg:desc>Sheet1.C1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">
                <text:p>172</text:p>
              </table:table-cell>
              <table:table-cell office:value-type="float" office:value="0.000712">
                <text:p>0.000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61">
                <text:p>6661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107">
                <text:p>64107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081">
                <text:p>177081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7488">
                <text:p>317488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4149">
                <text:p>324149</text:p>
              </table:table-cell>
              <table:table-cell office:value-type="float" office:value="0.2748">
                <text:p>0.2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2588">
                <text:p>482588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74">
                <text:p>500074</text:p>
              </table:table-cell>
              <table:table-cell office:value-type="float" office:value="0.4155">
                <text:p>0.4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8354">
                <text:p>518354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7154">
                <text:p>537154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3733">
                <text:p>55373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8087">
                <text:p>578087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3075">
                <text:p>623075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545">
                <text:p>64054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7821">
                <text:p>657821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3322">
                <text:p>77332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4020">
                <text:p>85402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2593">
                <text:p>952593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4320">
                <text:p>10543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2810">
                <text:p>11428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0000">
                <text:p>12600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8943">
                <text:p>1608943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3047">
                <text:p>1703047</text:p>
              </table:table-cell>
              <table:table-cell office:value-type="float" office:value="1.467">
                <text:p>1.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9062">
                <text:p>1729062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7305">
                <text:p>1787305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7274">
                <text:p>197727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0558">
                <text:p>2100558</text:p>
              </table:table-cell>
              <table:table-cell office:value-type="float" office:value="1.767">
                <text:p>1.7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81664">
                <text:p>228166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74435">
                <text:p>2374435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43674">
                <text:p>2443674</text:p>
              </table:table-cell>
              <table:table-cell office:value-type="float" office:value="2.09">
                <text:p>2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